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ill Sans" svg:font-family="'Gill Sans'"/>
    <style:font-face style:name="OpenSymbol" svg:font-family="OpenSymbol"/>
    <style:font-face style:name=".AppleSystemUIFont" svg:font-family=".AppleSystemUIFont" style:font-family-generic="swiss"/>
    <style:font-face style:name="Gill Sans2" svg:font-family="'Gill Sans'" style:font-family-generic="swiss"/>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34.34mm" table:align="left"/>
    </style:style>
    <style:style style:name="Table1.A" style:family="table-column">
      <style:table-column-properties style:column-width="119.26mm"/>
    </style:style>
    <style:style style:name="Table1.B" style:family="table-column">
      <style:table-column-properties style:column-width="15.08mm"/>
    </style:style>
    <style:style style:name="Table1.A1" style:family="table-cell">
      <style:table-cell-properties fo:padding="0.97mm" fo:border="none"/>
    </style:style>
    <style:style style:name="Table2" style:family="table">
      <style:table-properties style:width="134.34mm" table:align="left"/>
    </style:style>
    <style:style style:name="Table2.A" style:family="table-column">
      <style:table-column-properties style:column-width="119.26mm"/>
    </style:style>
    <style:style style:name="Table2.B" style:family="table-column">
      <style:table-column-properties style:column-width="15.08mm"/>
    </style:style>
    <style:style style:name="Table2.A1" style:family="table-cell">
      <style:table-cell-properties fo:padding="0.97mm" fo:border="none"/>
    </style:style>
    <style:style style:name="Table3" style:family="table">
      <style:table-properties style:width="134.34mm" table:align="left"/>
    </style:style>
    <style:style style:name="Table3.A" style:family="table-column">
      <style:table-column-properties style:column-width="119.26mm"/>
    </style:style>
    <style:style style:name="Table3.B" style:family="table-column">
      <style:table-column-properties style:column-width="15.08mm"/>
    </style:style>
    <style:style style:name="Table3.A1" style:family="table-cell">
      <style:table-cell-properties fo:padding="0.97mm" fo:border="none"/>
    </style:style>
    <style:style style:name="Table4" style:family="table">
      <style:table-properties style:width="134.34mm" table:align="left"/>
    </style:style>
    <style:style style:name="Table4.A" style:family="table-column">
      <style:table-column-properties style:column-width="119.26mm"/>
    </style:style>
    <style:style style:name="Table4.B" style:family="table-column">
      <style:table-column-properties style:column-width="15.08mm"/>
    </style:style>
    <style:style style:name="Table4.A1" style:family="table-cell">
      <style:table-cell-properties fo:padding="0.97mm" fo:border="none"/>
    </style:style>
    <style:style style:name="P1" style:family="paragraph" style:parent-style-name="Head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7e0021"/>
    </style:style>
    <style:style style:name="P3" style:family="paragraph" style:parent-style-name="Standard">
      <style:paragraph-properties fo:margin-left="0mm" fo:margin-right="0mm" fo:text-align="end" style:justify-single-word="false" fo:text-indent="0mm" style:auto-text-indent="false"/>
      <style:text-properties fo:font-size="9pt" fo:language="it" fo:country="IT" fo:font-style="italic" style:font-size-asian="9pt" style:font-style-asian="italic" style:font-size-complex="9pt" style:font-style-complex="italic"/>
    </style:style>
    <style:style style:name="P4" style:family="paragraph" style:parent-style-name="Standard">
      <style:paragraph-properties fo:margin-left="0mm" fo:margin-right="0mm" fo:text-align="end" style:justify-single-word="false" fo:text-indent="0mm" style:auto-text-indent="false"/>
    </style:style>
    <style:style style:name="P5" style:family="paragraph" style:parent-style-name="Table_20_Contents">
      <style:paragraph-properties fo:text-align="center" style:justify-single-word="false"/>
    </style:style>
    <style:style style:name="P6" style:family="paragraph" style:parent-style-name="Subtitle">
      <style:paragraph-properties fo:text-align="start" style:justify-single-word="false"/>
    </style:style>
    <style:style style:name="P7" style:family="paragraph" style:parent-style-name="Standard" style:list-style-name="L1">
      <style:text-properties fo:color="#111111" fo:font-style="italic" style:font-style-asian="italic" style:font-style-complex="italic"/>
    </style:style>
    <style:style style:name="P8" style:family="paragraph" style:parent-style-name="Standard">
      <style:text-properties fo:color="#111111" fo:font-style="normal" style:font-style-asian="normal" style:font-style-complex="normal"/>
    </style:style>
    <style:style style:name="P9" style:family="paragraph" style:parent-style-name="Heading_20_3">
      <style:text-properties fo:font-style="italic" style:font-style-asian="italic" style:font-style-complex="italic"/>
    </style:style>
    <style:style style:name="P10" style:family="paragraph" style:parent-style-name="Nome_20_sito" style:master-page-name="First_20_Page">
      <style:paragraph-properties style:page-number="auto"/>
    </style:style>
    <style:style style:name="P11" style:family="paragraph" style:parent-style-name="Risposta">
      <style:text-properties fo:color="#111111"/>
    </style:style>
    <style:style style:name="P12" style:family="paragraph" style:parent-style-name="Dogma" style:list-style-name="L2"/>
    <style:style style:name="P13" style:family="paragraph" style:parent-style-name="Domanda" style:list-style-name="L1"/>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color="#111111" fo:font-style="italic" style:font-style-asian="italic" style:font-style-complex="italic"/>
    </style:style>
    <style:style style:name="T6" style:family="text">
      <style:text-properties fo:color="#111111" fo:font-style="normal" style:font-style-asian="normal" style:font-style-complex="normal"/>
    </style:style>
    <style:style style:name="T7" style:family="text">
      <style:text-properties style:use-window-font-color="true" style:text-outline="false" style:text-line-through-style="none" style:text-position="0% 100%" style:font-name=".AppleSystemUIFont"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6.35mm" fo:margin-left="19.05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h text:style-name="P10" text:outline-level="1"><text:user-defined style:data-style-name="N0" text:name="Sito">Religiosa Intolleranza</text:user-defined></text:h>
      <text:p text:style-name="Standard"/>
      <text:p text:style-name="Heading"><text:title>C'hi++</text:title></text:p>
      <text:p text:style-name="Text_20_body"/>
      <text:p text:style-name="P6"><text:subject>Ipotesi di una mistica open-source</text:subject></text:p>
      <text:p text:style-name="Text_20_body"/>
      <text:p text:style-name="P3"><text:line-break/>«Con conoscenze diverse, cerchiamo opere buone.»</text:p>
      <text:p text:style-name="P3">(Rig-Veda <text:span text:style-name="T1">9.112) </text:span></text:p>
      <text:p text:style-name="P3"/>
      <text:p text:style-name="P3"><text:bookmark text:name="selection_url_f"/>«In cuor suo Dio onnipotente vorrebbe che certe cose non succedessero, ma<text:line-break/>impedirlo non può, perché così è stato da Lui stesso deciso.»<text:line-break/>(Dino Buzzati, La Boutique del mistero)</text:p>
      <text:p text:style-name="P4"/>
      <text:h text:style-name="Heading_20_1" text:outline-level="1">Premessa</text:h>
      <text:h text:style-name="Heading_20_2" text:outline-level="2">Scopo della religione</text:h>
      <text:p text:style-name="Standard">La religione dovrebbe aiutare l'Uomo a vivere meglio.</text:p>
      <text:p text:style-name="Standard">La religione dovrebbe dare uno scopo alla nostra esistenza e definire una scala di valori che ci permetta di prendere delle decisioni in quei casi in cui il raziocinio o il semplice buon senso non possono esserci d'aiuto.</text:p>
      <text:p text:style-name="Standard"/>
      <text:p text:style-name="Standard">Tanto per fare un esempio: se vi ponessero queste tre domande, cosa rispondereste?</text:p>
      <text:p text:style-name="Standard"/>
      <table:table table:name="Table1" table:style-name="Table1">
        <table:table-column table:style-name="Table1.A"/>
        <table:table-column table:style-name="Table1.B"/>
        <table:table-row>
          <table:table-cell table:style-name="Table1.A1" office:value-type="string">
            <text:list xml:id="list2080443731239150710" text:style-name="L1">
              <text:list-item>
                <text:p text:style-name="P7"><text:bookmark-start text:name="__RefNumPara__580_77542171"/>Una ragazza è rimasta incinta a séguito di una violenza: può decidere se abortire?<text:bookmark-end text:name="__RefNumPara__580_77542171"/></text:p>
              </text:list-item>
            </text:list>
          </table:table-cell>
          <table:table-cell table:style-name="Table1.A1" office:value-type="string">
            <text:p text:style-name="P5">[S] <text:s/>[N]</text:p>
          </table:table-cell>
        </table:table-row>
        <table:table-row>
          <table:table-cell table:style-name="Table1.A1" office:value-type="string">
            <text:list xml:id="list2001682073" text:continue-numbering="true" text:style-name="L1">
              <text:list-item>
                <text:p text:style-name="P7"><text:bookmark-start text:name="__RefNumPara__578_77542171"/>Un uomo è stato condannato per omicidio; in carcere ha ucciso altri due carcerati e una guardia: va condannato a morte o no?<text:bookmark-end text:name="__RefNumPara__578_77542171"/></text:p>
              </text:list-item>
            </text:list>
          </table:table-cell>
          <table:table-cell table:style-name="Table1.A1" office:value-type="string">
            <text:p text:style-name="P5">[S] <text:s/>[N]</text:p>
          </table:table-cell>
        </table:table-row>
        <table:table-row>
          <table:table-cell table:style-name="Table1.A1" office:value-type="string">
            <text:list xml:id="list461802625" text:continue-numbering="true" text:style-name="L1">
              <text:list-item>
                <text:p text:style-name="P7">Un uomo è gravemente malato e vive grazie a delle macchine: può decidere di spegnerle o no?</text:p>
              </text:list-item>
            </text:list>
          </table:table-cell>
          <table:table-cell table:style-name="Table1.A1" office:value-type="string">
            <text:p text:style-name="P5">[S] <text:s/>[N]</text:p>
          </table:table-cell>
        </table:table-row>
      </table:table>
      <text:p text:style-name="Standard"/>
      <text:p text:style-name="Standard">Come vedremo fra poco, la religione può aiutarvi a trovare una risposta in questi casi. </text:p>
      <text:p text:style-name="Standard">Nulla vi assicura che sia la risposta giusta - nulla potrebbe farlo - ma almeno è una risposta.</text:p>
      <text:p text:style-name="Standard"/>
      <text:p text:style-name="Standard">Finora, però, le religioni non hanno aiutato l'Umanità a vivere meglio, anzi: hanno avuto spesso l'effetto opposto perché sono state prese a pretesto per guerre, soprusi e contrasti più o meno violenti, al punto che molte persone pensano che si vivrebbe meglio in un Mondo senza religioni.</text:p>
      <text:p text:style-name="Standard"/>
      <text:h text:style-name="Heading_20_2" text:outline-level="2">Un primo problema delle religioni</text:h>
      <text:p text:style-name="Standard">La tendenza a produrre effetti opposti a quelli auspicati è un problema legato alla natura stessa delle religioni.</text:p>
      <text:p text:style-name="Standard">Dovendo interessarsi di argomenti di carattere universale, che non possono trovare una risposta razionale certa, le religioni sono costrette a dedurre le regole della propria dottrina da una serie di assiomi.</text:p>
      <text:p text:style-name="Standard">Gli assiomi, in quanto tali, non devono essere dimostrati<text:note text:id="ftn1" text:note-class="footnote"><text:note-citation>1</text:note-citation><text:note-body><text:p text:style-name="Footnote">Principalmente perché non lè possibile farlo.</text:p></text:note-body></text:note> e i seguaci della religione<text:note text:id="ftn2" text:note-class="footnote"><text:note-citation>2</text:note-citation><text:note-body><text:p text:style-name="Footnote">I quali, non a caso, sono detti: "fedeli" o: "credenti".</text:p></text:note-body></text:note>, li devono accettare per buoni senza metterli in discussione.</text:p>
      <text:p text:style-name="Standard">I dogmi sono i pilastri su cui si regge l'edificio della dottrina; se uno si indebolisse o, peggio, se fosse rimosso, l'edificio rischierebbe di crollare.</text:p>
      <text:p text:style-name="Standard"/>
      <text:p text:style-name="Standard">Ho usato il condizionale perché non è sempre così: per esempio, gli Islamici non credono né <text:soft-page-break/>che Gesù fosse il figlio di Dio né che morì sulla croce<text:note text:id="ftn3" text:note-class="footnote"><text:note-citation>3</text:note-citation><text:note-body><text:p text:style-name="Footnote">In compenso, credono nella verginità della Madonna (<text:span text:style-name="T2">Corano</text:span>, 3:45-47)</text:p></text:note-body></text:note>, ma ne rispettano il valore come profeta.</text:p>
      <text:p text:style-name="Standard">Sfortunatamente, però ogni religione che si propone come LA Verità non può accettare di essere messa in discussione, specie sui suoi principii, quindi ogni forma di dubbio o di eresia è vista dagli apparati ecclesiastici come un potenziale pericolo che va scongiurato a ogni costo.</text:p>
      <text:p text:style-name="Standard">La storia, anche recente, ci insegna che molti fedeli preferiscono abiurare i principii della loro Fede piuttosto che metterli in discussione.</text:p>
      <text:p text:style-name="Standard">Questo, però, è un problema connaturato agli esseri umani, non alle religioni.</text:p>
      <text:p text:style-name="Standard"/>
      <text:h text:style-name="Heading_20_2" text:outline-level="2">Un altro problema delle religioni</text:h>
      <text:p text:style-name="Standard">Le religioni, per quanto ispirate, sono opera dell'uomo, non di Dio e, come tutte le opere dell'uomo, sono soggette ad errore<office:annotation><dc:creator>C:</dc:creator><dc:date>2016-12-10T01:54:16</dc:date><text:p><text:span text:style-name="T7">Inoltre, come tutti i sistemi assiomatici, sono soggette ai teoremi di incompletezza di Goedel.</text:span></text:p><text:p><text:span text:style-name="T7">?</text:span></text:p><text:p><text:span text:style-name="T7"/></text:p></office:annotation>.</text:p>
      <text:p text:style-name="Standard">Come esempio, immaginiamo che esista una religione chiamata: <text:span text:style-name="T2">Buonismo</text:span> i cui dogmi siano:</text:p>
      <text:p text:style-name="Standard"/>
      <text:list xml:id="list1120152534939192744" text:style-name="L2">
        <text:list-item>
          <text:p text:style-name="P12">Dio esiste</text:p>
        </text:list-item>
        <text:list-item>
          <text:p text:style-name="P12">Dio ha solo proprietà positive<text:note text:id="ftn4" text:note-class="footnote"><text:note-citation>4</text:note-citation><text:note-body><text:p text:style-name="Footnote">onnipotenza, misericordia, bontà, giustizia, ecc.</text:p></text:note-body></text:note></text:p>
        </text:list-item>
        <text:list-item>
          <text:p text:style-name="P12">Dio ha creato l'Universo</text:p>
        </text:list-item>
      </text:list>
      <text:p text:style-name="Standard"/>
      <text:p text:style-name="Standard">Partendo da questi assiomi e sapendo che l'Uomo fa parte dell'Universo, i Buonisti deducono che: </text:p>
      <text:p text:style-name="Standard"/>
      <text:list xml:id="list1180833833" text:continue-numbering="true" text:style-name="L2">
        <text:list-item>
          <text:list>
            <text:list-item>
              <text:p text:style-name="P12">Dio ha creato l'Uomo</text:p>
            </text:list-item>
          </text:list>
        </text:list-item>
      </text:list>
      <text:p text:style-name="Standard"/>
      <text:p text:style-name="Standard">Certi che la vita sia un dono di Dio all'Uomo e che Dio ha solo proprietà positive, i Buonisti deducono che la vita sia un dono positivo e come tale vada preservato.</text:p>
      <text:p text:style-name="Standard">Di conseguenza, se qualcuno gli facesse le domande viste all'inizio, un Buonista non avrebbe dubbi e risponderebbe NO in tutti e tre i casi, perché la sua religione gli impedisce di rifiutare un dono divino.</text:p>
      <text:p text:style-name="Standard">Molti potrebbero non essere d'accordo con questa posizione (io, per esempio), ma nessuno potrebbe criticare il buonista, che decide in maniera coerente con il suo Credo.</text:p>
      <text:p text:style-name="Standard">Se però si domandasse allo stesso individuo:</text:p>
      <text:p text:style-name="Standard"/>
      <table:table table:name="Table2" table:style-name="Table2">
        <table:table-column table:style-name="Table2.A"/>
        <table:table-column table:style-name="Table2.B"/>
        <table:table-row>
          <table:table-cell table:style-name="Table2.A1" office:value-type="string">
            <text:list xml:id="list2046184320" text:continue-list="list461802625" text:style-name="L1">
              <text:list-item>
                <text:p text:style-name="P13"><text:bookmark-start text:name="__RefNumPara__300_679369231"/>Se Dio è buono, giusto e misericordioso, perché nell'Universo da lui creato esistono stupratori, omicidi e malattie?<text:bookmark-end text:name="__RefNumPara__300_679369231"/></text:p>
              </text:list-item>
            </text:list>
          </table:table-cell>
          <table:table-cell table:style-name="Table2.A1" office:value-type="string">
            <text:p text:style-name="P5"/>
          </table:table-cell>
        </table:table-row>
      </table:table>
      <text:p text:style-name="Standard"/>
      <text:p text:style-name="Standard">il povero Buonista non saprebbe cosa rispondere, perché per farlo dovrebbe sconfessare almeno uno degli assiomi su cui basa la sua visione dell'esistenza.</text:p>
      <text:p text:style-name="Standard">Dovrebbe quindi rifugiarsi in una risposta generica, chiamando in causa l'imponderabilità delle decisioni divine, oppure condannarvi al rogo come eretico.</text:p>
      <text:p text:style-name="Standard"/>
      <text:p text:style-name="Standard">Con buona pace di John Lennon, le cose non andrebbero meglio in un Mondo senza religioni: se le stesse domande le faceste a un giudice, vi risponderebbe che sì, la ragazza può abortire, ma né il condannato né il malato possono essere uccisi, perché la Legge lo vieta.</text:p>
      <text:p text:style-name="Standard">Se però gli domandaste:</text:p>
      <text:p text:style-name="Standard"/>
      <table:table table:name="Table3" table:style-name="Table3">
        <table:table-column table:style-name="Table3.A"/>
        <table:table-column table:style-name="Table3.B"/>
        <table:table-row>
          <table:table-cell table:style-name="Table3.A1" office:value-type="string">
            <text:list xml:id="list1085078198" text:continue-numbering="true" text:style-name="L1">
              <text:list-item>
                <text:p text:style-name="P13">Perché si può uccidere qualcuno che non ha fatto nulla di male perché ipoteticamente potrebbe rendere infelice la vita di sua madre, mentre non si può uccidere chi ha già fatto del male o chi ha una vita sicuramente infelice?</text:p>
              </text:list-item>
            </text:list>
          </table:table-cell>
          <table:table-cell table:style-name="Table3.A1" office:value-type="string">
            <text:p text:style-name="Domanda"/>
          </table:table-cell>
        </table:table-row>
      </table:table>
      <text:p text:style-name="Standard"/>
      <text:p text:style-name="Standard"><text:soft-page-break/>Il buon giudice non avrebbe meno difficoltà del Buonista a trovare una risposta.</text:p>
      <text:p text:style-name="Standard">La Legge gli impedirebbe di mandarvi al rogo, ma gli consentirebbe comunque di spedirvi in prigione, dove trovereste ad attendervi il simpatico protagonista della domanda <text:bookmark-ref text:reference-format="chapter" text:ref-name="__RefNumPara__578_77542171">B</text:bookmark-ref>.</text:p>
      <text:p text:style-name="Standard"/>
      <text:h text:style-name="Heading_20_2" text:outline-level="2"><text:span text:style-name="T4">Debug</text:span> del Buonismo</text:h>
      <text:p text:style-name="Standard">Abbiamo visto che i tre assiomi del Buonismo:</text:p>
      <text:p text:style-name="Standard"/>
      <text:list xml:id="list1146478478" text:continue-list="list1180833833" text:style-name="L2">
        <text:list-item text:start-value="1">
          <text:p text:style-name="P12">Dio esiste</text:p>
        </text:list-item>
        <text:list-item>
          <text:p text:style-name="P12">Dio ha solo proprietà positive</text:p>
        </text:list-item>
        <text:list-item>
          <text:p text:style-name="P12">Dio ha creato l'Universo</text:p>
        </text:list-item>
      </text:list>
      <text:p text:style-name="Standard"/>
      <text:p text:style-name="Standard">pur nella loro semplicità, diventano incoerenti se li si confronta con la natura percepibile dell'Universo e della vita.</text:p>
      <text:p text:style-name="Standard">Ciò vuol dire che il modello logico/esistenziale del Buonismo, così com'è, non funziona; o meglio: che funziona solo in una percentuale piuttosto bassa di casi.</text:p>
      <text:p text:style-name="Standard">Un buonista non può ammetterlo, perché diventerebbe un eretico, ma noi sì e possiamo anche cercare di capire cos'è che non va per provare a migliorarlo, in modo che funzioni nel maggior numero possibile di casi.</text:p>
      <text:p text:style-name="Standard"/>
      <text:p text:style-name="Standard">Per prima cosa, proviamo a negare uno per volta i tre assiomi e vediamo se le cose migliorano:</text:p>
      <text:p text:style-name="Standard"/>
      <text:h text:style-name="Heading_20_3" text:outline-level="3">Prima ipotesi: <text:span text:style-name="T2">Dio non esiste</text:span></text:h>
      <text:p text:style-name="Text_20_body">Negare il primo assioma equivale a eliminare del tutto la dottrina Buonista: se Dio non esiste, non può essere buono e non può aver creato l'Universo.</text:p>
      <text:p text:style-name="Text_20_body">Il sistema diventa coerente, ma a caro prezzo.</text:p>
      <text:p text:style-name="Text_20_body">Vediamo se si può fare di meglio.</text:p>
      <text:p text:style-name="Text_20_body"/>
      <text:h text:style-name="Heading_20_3" text:outline-level="3">Seconda ipotesi: <text:span text:style-name="T2">Dio non è buono</text:span></text:h>
      <text:p text:style-name="Text_20_body">Negando il secondo assioma, il nostro modello esistenziale diventa coerente senza annichilirsi, che è già un bel passo avanti rispetto alla prima ipotesi, ma la nostra condizione non è che migliori molto, perché ci troviamo abbandonati in un Universo cattivo in balìa di un Dio malvagio.</text:p>
      <text:p text:style-name="Text_20_body">Vale la pena di provare ancora.</text:p>
      <text:p text:style-name="Text_20_body"/>
      <text:h text:style-name="Heading_20_3" text:outline-level="3">Terza ipotesi: l'Universo<text:span text:style-name="T2"> non è stato creato da Dio</text:span></text:h>
      <text:p text:style-name="Text_20_body">Se ipotizziamo che Dio esiste, è buono, ma l'Universo non è opera sua, bensì del Diavolo, otteniamo un modello coerente e tutto sommato accettabile.</text:p>
      <text:p text:style-name="Text_20_body">Sì, d'accordo, saremo condannati a vivere in un luogo dove esistono dolore e morte, ma solo per i pochi anni che passiamo su questa Terra; poi tutto si sistemerà.</text:p>
      <text:p text:style-name="Text_20_body"/>
      <text:p text:style-name="Text_20_body">Fra le tre, quest'ultima è l'ipotesi più appetibile, ma solo se l'uomo è in possesso di un'anima, ovvero di uno spirito che condivida parte dell'essenza di Dio e che si riunirà a Lui dopo la morte; se l'anima non c'è, se in noi non alberga una scintilla dello spirito Divino, siamo solo dei <text:span text:style-name="T2">pezzi</text:span> dell'Universo: vivremo nel dolore e dopo la morte sarà tutto finito. Per sempre.</text:p>
      <text:p text:style-name="Text_20_body"/>
      <text:p text:style-name="Text_20_body">Una simile condizione però non aiuterebbe l'Uomo a vivere meglio, perché, mancando un Aldilà e una beatitudine condizionata al nostro comportamento terreno, ciascuno cercherebbe di ottenere il massimo possibile dagli anni che vivrà, pensando solo a sé stesso senza alcun rispetto per il suo prossimo<text:note text:id="ftn5" text:note-class="footnote"><text:note-citation>5</text:note-citation><text:note-body><text:p text:style-name="Footnote">A mo' di esempio si veda un qualunque quotidiano o un filmato sugli assalti ai grandi magazzini durante il <text:span text:style-name="T4">Black Friday</text:span> americano.</text:p></text:note-body></text:note>.</text:p>
      <text:p text:style-name="Text_20_body"/>
      <text:p text:style-name="Text_20_body"><text:soft-page-break/>Se vogliamo rinnegare il terzo dogma del Buonismo, quindi, dobbiamo essere certi che esista un'anima, ma siccome, di fatto, non possiamo, dobbiamo imporre questa condizione come dogma:</text:p>
      <text:p text:style-name="Text_20_body"/>
      <text:list xml:id="list161350231" text:continue-numbering="true" text:style-name="L2">
        <text:list-item>
          <text:p text:style-name="P12">L'uomo ha un'anima.</text:p>
        </text:list-item>
      </text:list>
      <text:p text:style-name="Standard"/>
      <text:p text:style-name="Standard">Questo piccolo atto di fede ci permette di rispondere senza esitazione alla domanda <text:bookmark-ref text:reference-format="chapter" text:ref-name="__RefNumPara__300_679369231">D</text:bookmark-ref>. :</text:p>
      <text:p text:style-name="Standard"/>
      <text:p text:style-name="Risposta">Dio è buono, giusto e misericordioso. Nell'Universo esistono stupratori, omicidi e malattie è perché l'Universo è opera del Diavolo.</text:p>
      <text:p text:style-name="Text_20_body"/>
      <text:p text:style-name="Text_20_body">Si tratta però di una vittoria parziale, perché aumentando il numero dei precetti abbiamo aumentato la complessità del nostro modello e, di conseguenza, la probabilità di generare errori o incongruenze.</text:p>
      <text:p text:style-name="Text_20_body"/>
      <table:table table:name="Table4" table:style-name="Table4">
        <table:table-column table:style-name="Table4.A"/>
        <table:table-column table:style-name="Table4.B"/>
        <table:table-row>
          <table:table-cell table:style-name="Table4.A1" office:value-type="string">
            <text:list xml:id="list209821272" text:continue-list="list1085078198" text:style-name="L1">
              <text:list-item>
                <text:p text:style-name="P13">Se l'Universo è stato creato dal Diavolo, perché l'Uomo, che fa parte dell'Universo, dev'essere stato creato da Dio?</text:p>
              </text:list-item>
            </text:list>
          </table:table-cell>
          <table:table-cell table:style-name="Table4.A1" office:value-type="string">
            <text:p text:style-name="P5"/>
          </table:table-cell>
        </table:table-row>
      </table:table>
      <text:p text:style-name="Standard"/>
      <text:h text:style-name="P9" text:outline-level="3">A Shanghai esiste un uomo di nome Mario</text:h>
      <text:p text:style-name="Standard">Dato che non è possibile rendere coerente il Buonismo modificando i suoi precetti, dobbiamo assumere che uno (o più) di essi sia errato ed eliminarlo.</text:p>
      <text:p text:style-name="Standard"/>
      <text:p text:style-name="Standard">Eliminare il primo precetto (<text:span text:style-name="T2">Dio esiste</text:span>) non è possibile, perché gli altri due si riferirebbero a un'Entità che non è definita.</text:p>
      <text:p text:style-name="Standard"/>
      <text:p text:style-name="Standard">Eliminare il terzo precetto (<text:span text:style-name="T2">Dio ha creato l'Universo</text:span>) equivale a dire: "A Shanghai esiste un uomo di nome Mario".</text:p>
      <text:p text:style-name="Standard">Se Dio c'è ed è buono, ma se non ha alcuna relazione con l'Universo e la nostra esistenza, a noi, cosa importa?</text:p>
      <text:p text:style-name="Standard"/>
      <text:p text:style-name="Standard">Se però eliminiamo il secondo precetto, tutto magicamente si aggiusta: Dio esiste, ha creato l'Universo e l'Uomo, ma non è possibile dire se sia buono o meno, perché è improprio classificare l'essenza del Creatore con gli attributi del creato.</text:p>
      <text:p text:style-name="Standard">Chiedersi se Dio sia buono o cattivo è insensato; è come se i byte di un computer si chiedessero se il Programmatore vale 1 o 0.</text:p>
      <text:p text:style-name="Standard"/>
      <text:p text:style-name="Standard">Senza la premessa conseguente al secondo precett<text:span text:style-name="T1">o (</text:span><text:span text:style-name="T5">Se Dio è buono, giusto e misericordioso</text:span><text:span text:style-name="T6">), la famigerata domanda </text:span><text:span text:style-name="T6"><text:bookmark-ref text:reference-format="chapter" text:ref-name="__RefNumPara__300_679369231">D</text:bookmark-ref></text:span><text:span text:style-name="T6">. non è più contraddittoria: se qualcuno ce la facesse, adesso, risponderemmo:</text:span></text:p>
      <text:p text:style-name="P8"/>
      <text:p text:style-name="P11">Nell'Universo creato da Dio esistono stupratori, omicidi e malattie perché ciò fa parte del Suo disegno, che noi non siamo in grado di comprendere.</text:p>
      <text:p text:style-name="P8"/>
      <text:p text:style-name="Standard"><text:span text:style-name="T6">Per quanto simile all'ipotetica </text:span><text:span text:style-name="T5">risposta generica, che chiama in causa l'imponderabilità delle decisioni divine</text:span><text:span text:style-name="T6"> data dal Buonista prima di mandarci al rogo, la nostra sarà una risposta coerente, perché non presuppone alcuna qualità, positiva o negativa che sia, di Dio.</text:span></text:p>
      <text:p text:style-name="P8">Soprattutto, noi non affermiamo di sapere cosa sia buono/giusto e cosa non lo sia.<text:line-break/>Austria, 1889; a séguito di complicazioni post-parto, muore il figlio di un doganiere: Dio è stato buono o cattivo? Il doganiere si chiama Alois Hitler. Dio, è stato buono o cattivo?</text:p>
      <text:p text:style-name="P8"/>
      <text:p text:style-name="P8">È sbagliato proiettare le proprie speranze o le proprie convinzioni nei dogmi di una religione.</text:p>
      <text:p text:style-name="P8">È sbagliato, ma frequentissimo, soprattutto fra i non credenti.</text:p>
      <text:p text:style-name="P8"><text:soft-page-break/>Come abbiamo visto, per spiegare l'incongruenza fra l'idea di un Dio buono e la non-bontà dell'Universo da Lui creato, abbiamo tre possibilità differenti: dire che Dio non esiste; dire che non è buono e dire che non ha creato l'Universo.</text:p>
      <text:p text:style-name="P8">Delle tre, la prima è la meno "conveniente", eppure la maggior parte dei non credenti preferisce negare l'esistenza di Dio piuttosto che mettere in discussione la Sua bontà.</text:p>
      <text:p text:style-name="Standard"/>
      <text:h text:style-name="Heading_20_2" text:outline-level="2">Buonismo 2.0</text:h>
      <text:p text:style-name="Text_20_body">Rimuovendo il secondo precetto, siamo riusciti a rendere coerente la dottrina Buonista, ma allo stesso tempo abbiamo rimosso la ragion d'essere del suo nome; se Dio non è buono, che senso ha chiamarsi: <text:span text:style-name="T2">Buonisti</text:span>?</text:p>
      <text:p text:style-name="Text_20_body">Non è solo una questione di carta intestata: dalla (presunta) bontà di Dio i buonisti derivano l'obbligo per l'Uomo di essere altrettanto buono; mancando il precetto decade anche l'obbligo e si aprono le porte all'anarchia.</text:p>
      <text:p text:style-name="Text_20_body"/>
      <text:p text:style-name="Text_20_body">Stando così le cose, abbiamo due possibili scelte: o agiamo da logici e privilegiamo la coerenza del nostro modello, anche a costo di giustificare azioni esecrabili o agiamo da pastori e privilegiamo la sicurezza del nostro gregge, anche a costo di sentirci dire che le nostre convinzioni sono contraddittorie.</text:p>
      <text:p text:style-name="Text_20_body"/>
      <text:p text:style-name="Text_20_body">Se scegliamo la logica, però, saremo costretti a scinderci dai Buonisti; la nostra dottrina non sarà un'evoluzione del Buonismo, ma sarà al contrario una dottrina a sé stante, che ha dei punti di contatto con il Buonismo, ma anche dei punti di attrito.</text:p>
      <text:p text:style-name="Text_20_body">I punti di attrito e gli scismi provocano sempre dei conflitti e così, il nostro tentativo di rendere migliore la religione Buonista avrà ottenuto un risultato diametralmente opposto a quello che ci eravamo prefissi.</text:p>
      <text:p text:style-name="Text_20_body">C'è un modo per evitarlo?</text:p>
      <text:p text:style-name="Text_20_body"/>
      <text:h text:style-name="Heading_20_2" text:outline-level="2" text:is-list-header="true"><text:span text:style-name="T4"/></text:h>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Standard"/>
      <text:p text:style-name="Text_20_body"><text:s/></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ill Sans" svg:font-family="'Gill Sans'"/>
    <style:font-face style:name="OpenSymbol" svg:font-family="OpenSymbol"/>
    <style:font-face style:name=".AppleSystemUIFont" svg:font-family=".AppleSystemUIFont" style:font-family-generic="swiss"/>
    <style:font-face style:name="Gill Sans2" svg:font-family="'Gill Sans'" style:font-family-generic="swiss"/>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Gill Sans"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ill Sans1" fo:font-size="11pt"/>
    </style:style>
    <style:style style:name="Heading" style:family="paragraph" style:parent-style-name="Standard" style:next-style-name="Text_20_body" style:class="text">
      <style:paragraph-properties fo:margin-top="0mm" fo:margin-bottom="0mm" fo:background-color="transparent" style:shadow="none" fo:keep-with-next="always">
        <style:tab-stops/>
        <style:background-image/>
      </style:paragraph-properties>
      <style:text-properties fo:color="#c5000b" style:font-name="Gill Sans1" fo:font-size="2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mm" fo:margin-bottom="0mm" style:page-number="auto"/>
      <style:text-properties fo:font-size="11pt"/>
    </style:style>
    <style:style style:name="List" style:family="paragraph" style:parent-style-name="Text_20_body" style:class="list">
      <style:text-properties style:font-name="Gill Sans"/>
    </style:style>
    <style:style style:name="Caption" style:family="paragraph" style:parent-style-name="Standard" style:class="extra">
      <style:paragraph-properties fo:margin-top="2.12mm" fo:margin-bottom="2.12mm" text:number-lines="false" text:line-number="0"/>
      <style:text-properties style:font-name="Gill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ill Sans"/>
    </style:style>
    <style:style style:name="Heading_20_1" style:display-name="Heading 1" style:family="paragraph" style:parent-style-name="Heading" style:next-style-name="Text_20_body" style:default-outline-level="1" style:class="text">
      <style:paragraph-properties fo:margin-left="0mm" fo:margin-right="0mm" fo:margin-top="0mm" fo:margin-bottom="0mm" fo:text-indent="0mm" style:auto-text-indent="false"/>
      <style:text-properties fo:color="#c5000b"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0mm" fo:margin-bottom="0mm" fo:text-indent="0mm" style:auto-text-indent="false"/>
      <style:text-properties fo:color="#314004"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0mm" fo:margin-bottom="0mm" fo:text-indent="0mm" style:auto-text-indent="false" fo:background-color="transparent" style:shadow="none" fo:keep-with-next="always">
        <style:tab-stops/>
        <style:background-image/>
      </style:paragraph-properties>
      <style:text-properties fo:color="#314004" fo:font-size="11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left="0mm" fo:margin-right="0mm" fo:margin-top="0mm" fo:margin-bottom="0mm" fo:text-indent="0mm" style:auto-text-indent="false" style:page-number="auto" text:number-lines="false" text:line-number="0"/>
      <style:text-properties fo:font-size="14pt" fo:font-style="normal"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Marginalia" style:family="paragraph" style:parent-style-name="Text_20_body" style:class="text">
      <style:paragraph-properties fo:margin-left="0mm" fo:margin-right="0mm" fo:margin-top="0mm" fo:margin-bottom="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ome_20_sito" style:display-name="Nome sito" style:family="paragraph" style:parent-style-name="Heading_20_1" style:default-outline-level="1" style:list-style-name="" style:master-page-name="">
      <style:paragraph-properties style:page-number="auto"/>
      <style:text-properties fo:color="#808080" fo:font-size="16pt" style:font-size-asian="16pt" style:font-size-complex="16pt"/>
    </style:style>
    <style:style style:name="Quotations" style:family="paragraph" style:parent-style-name="Standard" style:class="html">
      <style:paragraph-properties fo:margin-left="10mm" fo:margin-right="10mm" fo:margin-top="0mm" fo:margin-bottom="4.99mm" fo:text-indent="0mm" style:auto-text-indent="false"/>
    </style:style>
    <style:style style:name="Esempio" style:family="paragraph" style:parent-style-name="Text_20_body">
      <style:paragraph-properties fo:margin-left="4.99mm" fo:margin-right="4.99mm" fo:margin-top="0mm" fo:margin-bottom="0mm" fo:text-indent="0mm" style:auto-text-indent="false" fo:background-color="#dddddd">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color="#314004" fo:font-size="16pt" fo:font-style="normal" style:font-size-asian="14pt" style:font-style-asian="italic" style:font-size-complex="14pt" style:font-style-complex="italic"/>
    </style:style>
    <style:style style:name="Risposta" style:family="paragraph" style:parent-style-name="Standard">
      <style:paragraph-properties fo:margin-left="12.51mm" fo:margin-right="13.12mm" fo:text-indent="0mm" style:auto-text-indent="false"/>
      <style:text-properties fo:color="#111111" fo:font-style="italic" style:font-style-asian="italic" style:font-style-complex="italic"/>
    </style:style>
    <style:style style:name="Dogma" style:family="paragraph" style:parent-style-name="Standard">
      <style:text-properties fo:color="#666666" fo:font-size="10pt" fo:font-style="italic" fo:font-weight="bold" style:font-size-asian="10pt" style:font-style-asian="italic" style:font-weight-asian="bold" style:font-size-complex="10pt" style:font-style-complex="italic" style:font-weight-complex="bold"/>
    </style:style>
    <style:style style:name="Domanda" style:family="paragraph" style:parent-style-name="Standard" style:master-page-name="">
      <style:paragraph-properties fo:keep-together="always" style:page-number="auto"/>
      <style:text-properties fo:color="#111111"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5.1mm" fo:margin-left="5.1m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3.7mm" fo:margin-left="3.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7e0021"/>
    </style:style>
    <style:page-layout style:name="Mpm1">
      <style:page-layout-properties fo:page-width="210.01mm" fo:page-height="297mm" style:num-format="1" style:print-orientation="portrait" fo:margin-top="20mm" fo:margin-bottom="20mm" fo:margin-left="35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35mm" fo:margin-right="2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usage="mirrored">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header>
        <text:p text:style-name="MP1"><text:title>C'hi++</text:title> - <text:subject>Ipotesi di una mistica open-source</text:subject></text:p>
      </style:header>
      <style:footer>
        <text:p text:style-name="MP2"><text:page-number text:select-page="current">5</text:page-number></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30T13:54:12</meta:creation-date>
    <meta:editing-duration>PT10H59M10S</meta:editing-duration>
    <meta:editing-cycles>76</meta:editing-cycles>
    <meta:generator>OpenOffice/4.1.1$Unix OpenOffice.org_project/411m6$Build-9775</meta:generator>
    <dc:title>C'hi++</dc:title>
    <dc:subject>Ipotesi di una mistica open-source</dc:subject>
    <dc:date>2016-12-10T19:15:54</dc:date>
    <meta:document-statistic meta:table-count="4" meta:image-count="0" meta:object-count="0" meta:page-count="5" meta:paragraph-count="107" meta:word-count="2018" meta:character-count="12230"/>
    <meta:user-defined meta:name="Autore">R.Canaro</meta:user-defined>
    <meta:user-defined meta:name="Sito">Religiosa Intolleranza</meta:user-defined>
    <meta:template xlink:type="simple" xlink:actuate="onRequest" xlink:title="Titolo" xlink:href="../../../Documenti/Modelli/Religiosa%20Intolleranza.ott" meta:date="2015-09-30T13:54:12"/>
  </office:meta>
</office:document-meta>
</file>